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auto-grow-height="true" draw:auto-grow-width="false" fo:min-height="10.75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in-height="9cm" loext:decorative="false"/>
      <style:paragraph-properties style:writing-mode="lr-tb"/>
    </style:style>
    <style:style style:name="gr3" style:family="graphic" style:parent-style-name="objectwithoutfill">
      <style:graphic-properties draw:fill="none" draw:textarea-vertical-align="middle" loext:decorative="false"/>
    </style:style>
    <style:style style:name="gr4" style:family="graphic" style:parent-style-name="standard">
      <style:graphic-properties draw:stroke="none" svg:stroke-color="#000000" draw:fill="none" draw:fill-color="#ffffff" draw:auto-grow-height="true" draw:auto-grow-width="false" fo:min-height="8.628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8.5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in-height="0.412cm" loext:decorative="false"/>
      <style:paragraph-properties style:writing-mode="lr-tb"/>
    </style:style>
    <style:style style:name="P1" style:family="paragraph">
      <loext:graphic-properties draw:fill="none" draw:fill-color="#ffffff"/>
    </style:style>
    <style:style style:name="P2" style:family="paragraph">
      <loext:graphic-properties draw:fill="none"/>
      <style:paragraph-properties fo:text-align="center"/>
    </style:style>
    <style:style style:name="P3" style:family="paragraph">
      <style:paragraph-properties fo:text-align="start"/>
    </style:style>
    <style:style style:name="P4" style:family="paragraph">
      <loext:graphic-properties draw:fill="none" draw:fill-color="#ffffff"/>
      <style:paragraph-properties fo:text-align="start"/>
    </style:style>
    <style:style style:name="P5" style:family="paragraph">
      <style:text-properties fo:font-size="12pt" fo:font-style="italic" style:font-size-asian="12pt" style:font-style-asian="italic" style:font-size-complex="12pt" style:font-style-complex="italic"/>
    </style:style>
    <style:style style:name="P6" style:family="paragraph">
      <loext:graphic-properties draw:fill="none" draw:fill-color="#ffffff"/>
      <style:text-properties fo:font-size="12pt" fo:font-style="italic" style:font-size-asian="12pt" style:font-style-asian="italic" style:font-size-complex="12pt"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2pt" fo:font-style="italic" style:font-size-asian="12pt" style:font-style-asian="italic" style:font-size-complex="12pt" style:font-style-complex="italic"/>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Standard">
        <draw:frame draw:style-name="gr1" draw:text-style-name="P1" draw:layer="layout" svg:width="7.75cm" svg:height="18.026cm" svg:x="0.5cm" svg:y="0.974cm">
          <draw:text-box>
            <text:p>HTML :</text:p>
            <text:p/>
            <text:list text:style-name="L1">
              <text:list-item>
                <text:p>Les balises HTML marquent structure la page web, (titres, paragraphes, liens,...).</text:p>
                <text:p/>
              </text:list-item>
              <text:list-item>
                <text:p>Une page HTML comporte une balise &lt;html&gt;, &lt;head&gt; pour les informations de tête que chargera le navigateur (titre de l’onglet, frameworks,...), et &lt;body&gt; pour le contenu lisible.</text:p>
                <text:p/>
              </text:list-item>
              <text:list-item>
                <text:p>On peut ajouter des attributs aux balises pour intégrer des hyperliens, des images,… et des id pour particulariser les styles.</text:p>
              </text:list-item>
            </text:list>
          </draw:text-box>
        </draw:frame>
        <draw:frame draw:style-name="gr2" draw:text-style-name="P1" draw:layer="layout" svg:width="7.75cm" svg:height="9.494cm" svg:x="11.75cm" svg:y="0.5cm">
          <draw:text-box>
            <text:p>CSS :</text:p>
            <text:p/>
            <text:list text:style-name="L1">
              <text:list-item>
                <text:p>CSS définit la présentation visuelle des balises HTML en appliquant des règles de style.</text:p>
                <text:p/>
              </text:list-item>
              <text:list-item>
                <text:p>Les règles de style CSS peuvent être définies pour différents éléments (id) ou classes.</text:p>
              </text:list-item>
            </text:list>
          </draw:text-box>
        </draw:frame>
        <draw:line draw:style-name="gr3" draw:text-style-name="P2" draw:layer="layout" svg:x1="10cm" svg:y1="0cm" svg:x2="10cm" svg:y2="20.25cm">
          <text:p/>
        </draw:line>
        <draw:line draw:style-name="gr3" draw:text-style-name="P2" draw:layer="layout" svg:x1="10cm" svg:y1="10.25cm" svg:x2="21cm" svg:y2="10.25cm">
          <text:p/>
        </draw:line>
        <draw:frame draw:style-name="gr4" draw:text-style-name="P1" draw:layer="layout" svg:width="9.5cm" svg:height="8.878cm" svg:x="0cm" svg:y="20.75cm">
          <draw:text-box>
            <text:p>Pour la lisibilité :</text:p>
            <text:p/>
            <text:p/>
            <text:p>Des balises html permettent de styliser, mais on réserve les styles aux css. On garde HTML pour la structure de la page, et on peut indenter les balises dans le code pour plus de lisibilité.</text:p>
            <text:p>On organise distinctement les fichiers.</text:p>
          </draw:text-box>
        </draw:frame>
        <draw:line draw:style-name="gr3" draw:text-style-name="P2" draw:layer="layout" svg:x1="0cm" svg:y1="20.25cm" svg:x2="21cm" svg:y2="20.25cm">
          <text:p/>
        </draw:line>
        <draw:frame draw:style-name="gr5" draw:text-style-name="P4" draw:layer="layout" svg:width="10.5cm" svg:height="9.494cm" svg:x="10.25cm" svg:y="10.5cm">
          <draw:text-box>
            <text:p text:style-name="P3">Bootstrap :</text:p>
            <text:p text:style-name="P3"/>
            <text:list text:style-name="L1">
              <text:list-item>
                <text:p text:style-name="P3">Bootstrap est un framework CSS qui fournit des classes et des styles préconçus.</text:p>
                <text:p text:style-name="P3"/>
              </text:list-item>
              <text:list-item>
                <text:p text:style-name="P3">Bootstrap quadrille la page en rangées et colonnes pour arranger les redimensionnements.<text:line-break/></text:p>
              </text:list-item>
              <text:list-item>
                <text:p text:style-name="P3">On utilise pour ça les balises <text:span text:style-name="T1">container row </text:span><text:span text:style-name="T2">et </text:span><text:span text:style-name="T1">col.</text:span></text:p>
              </text:list-item>
            </text:list>
          </draw:text-box>
        </draw:frame>
        <draw:line draw:style-name="gr3" draw:text-style-name="P2" draw:layer="layout" svg:x1="10cm" svg:y1="20.25cm" svg:x2="10cm" svg:y2="29.7cm">
          <text:p/>
        </draw:line>
        <draw:frame draw:style-name="gr5" draw:text-style-name="P1" draw:layer="layout" svg:width="10.25cm" svg:height="8.75cm" svg:x="10.25cm" svg:y="20.5cm">
          <draw:text-box>
            <text:p>Charte graphique ?</text:p>
            <text:p/>
            <text:p>Pour respecter une charte graphique, on développera avec Bootstrap pour uniformiser la présentation sur tous les supports, CSS pour unifier les styles, et HTML pour structurer les pages.</text:p>
          </draw:text-box>
        </draw:frame>
        <draw:frame draw:style-name="gr6" draw:text-style-name="P6" draw:layer="controls" svg:width="3.25cm" svg:height="0.725cm" svg:x="17.75cm" svg:y="29cm">
          <draw:text-box>
            <text:p text:style-name="P5"><text:span text:style-name="T3">Gabin Courdy</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initial-creator>Gabin Courdy</meta:initial-creator>
    <meta:creation-date>2023-10-10T20:30:12.854000000</meta:creation-date>
    <dc:date>2023-10-10T21:17:01.154000000</dc:date>
    <dc:creator>Gabin Courdy</dc:creator>
    <meta:editing-duration>PT46M49S</meta:editing-duration>
    <meta:editing-cycles>2</meta:editing-cycles>
    <meta:generator>LibreOffice/7.6.2.1$Windows_X86_64 LibreOffice_project/56f7684011345957bbf33a7ee678afaf4d2ba333</meta:generator>
    <meta:print-date>2023-10-10T21:17:20.594000000</meta:print-date>
    <meta:printed-by>Fichiers PDF: Gabin Courdy</meta:printed-by>
    <meta:document-statistic meta:object-count="10"/>
  </office:meta>
</office:document-meta>
</file>